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xml"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umberland" svg:font-family="Cumberland" style:font-family-generic="modern" style:font-pitch="fixed"/>
    <style:font-face style:name="Courier New2"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automatic-styles>
    <style:style style:name="P1" style:family="paragraph" style:parent-style-name="Text_20_body">
      <style:text-properties fo:color="#0000ff" style:text-position="sub 58%"/>
    </style:style>
    <style:style style:name="P2" style:family="paragraph" style:parent-style-name="Text_20_body">
      <style:text-properties fo:color="#ff0000" style:text-position="sub 58%"/>
    </style:style>
    <style:style style:name="P3" style:family="paragraph" style:parent-style-name="Text_20_body" style:master-page-name="Standard">
      <style:paragraph-properties style:page-number="auto"/>
      <style:text-properties fo:color="#0000ff" style:text-position="sub 58%"/>
    </style:style>
    <style:style style:name="P4" style:family="paragraph" style:parent-style-name="First_20_paragraph">
      <style:text-properties fo:color="#0000ff" style:text-position="sub 58%"/>
    </style:style>
    <style:style style:name="P5" style:family="paragraph" style:parent-style-name="First_20_paragraph">
      <style:text-properties fo:color="#ff0000" style:text-position="sub 58%"/>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ID:33]</text:p>
      <text:h text:style-name="Heading_20_2" text:outline-level="2">Info</text:h>
      <text:p text:style-name="P4">[ScID:120]</text:p>
      <text:p text:style-name="Text_20_body">*** NOT SO IMPORTANT ***</text:p>
      <text:p text:style-name="Text_20_body">And now for something completely different.</text:p>
      <text:p text:style-name="P1">[/ScID]</text:p>
      <text:p text:style-name="P1">[/ChID]</text:p>
      <text:p text:style-name="P1">[ChID:34]</text:p>
      <text:h text:style-name="Heading_20_1" text:outline-level="1">Part 1</text:h>
      <text:p text:style-name="P4">[/ChID]</text:p>
      <text:p text:style-name="P1">[ChID:1]</text:p>
      <text:h text:style-name="Heading_20_2" text:outline-level="2">1</text:h>
      <text:p text:style-name="P4">[ScID:1]</text:p>
      <text:p text:style-name="Text_20_body">Hal Spacejock was sitting at the <text:span text:style-name="T1">Black Gull</text:span>'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text:soft-page-break/>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text:soft-page-break/>"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P1">[/ScID]</text:p>
      <text:p text:style-name="P1">[/ChID]</text:p>
      <text:p text:style-name="P1">[ChID:2]</text:p>
      <text:h text:style-name="Heading_20_2" text:outline-level="2">2</text:h>
      <text:p text:style-name="P4">[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P1">[/ScID]</text:p>
      <text:p text:style-name="P1">[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text:soft-page-break/>"How can you think of a bloody chess game at a time like this?"</text:p>
      <text:p text:style-name="Text_20_body">"You're only saying that because you're losing."</text:p>
      <text:p text:style-name="Text_20_body">. . .</text:p>
      <text:p text:style-name="P1">[/ScID]</text:p>
      <text:p text:style-name="P1">[/ChID]</text:p>
      <text:p text:style-name="P1">[ChID:3]</text:p>
      <text:h text:style-name="Heading_20_2" text:outline-level="2">3</text:h>
      <text:p text:style-name="P4">[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P1">[/ScID]</text:p>
      <text:p text:style-name="P1">[/ChID]</text:p>
      <text:p text:style-name="P1">[ChID:4]</text:p>
      <text:h text:style-name="Heading_20_2" text:outline-level="2">4</text:h>
      <text:p text:style-name="P4">[ScID:5]</text:p>
      <text:p text:style-name="Text_20_body">Hal emerged from the Black Gull's airlock, blinking in the sudden light. On the far side of the landing field the sun was setting behind the Lamira spaceport's administration <text:soft-page-break/>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1">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P1">[/ScID]</text:p>
      <text:p text:style-name="P1">[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ext:soft-page-break/>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P1">[/ScID]</text:p>
      <text:p text:style-name="P1">[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P1">[/ScID]</text:p>
      <text:p text:style-name="P1">[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text:soft-page-break/>"Call Jerling and get me a loan. I need three hundred in cash for landing fees and fuel."</text:p>
      <text:p text:style-name="Text_20_body">"I don't think he'll lend you any money," said Clunk dubiously.</text:p>
      <text:p text:style-name="Text_20_body">. . .</text:p>
      <text:p text:style-name="P1">[/ScID]</text:p>
      <text:p text:style-name="P1">[/ChID]</text:p>
      <text:p text:style-name="P1">[ChID:5]</text:p>
      <text:h text:style-name="Heading_20_2" text:outline-level="2">5</text:h>
      <text:p text:style-name="P4">[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ext:soft-page-break/>tick."</text:p>
      <text:p text:style-name="Text_20_body">"You'll have to hurry, the fire's right up to the refuelling cluster. If that explodes--"</text:p>
      <text:p text:style-name="Text_20_body">. . .</text:p>
      <text:p text:style-name="P1">[/ScID]</text:p>
      <text:p text:style-name="P1">[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P1">[/ScID]</text:p>
      <text:p text:style-name="P1">[/ChID]</text:p>
      <text:p text:style-name="P1">[ChID:6]</text:p>
      <text:h text:style-name="Heading_20_2" text:outline-level="2">6</text:h>
      <text:p text:style-name="P5">[ScID:58 (Unused)]</text:p>
      <text:p text:style-name="Text_20_body">This bird is not dead ...</text:p>
      <text:p text:style-name="P2">[/ScID (Unused)]</text:p>
      <text:p text:style-name="P1">[ScID:12]</text:p>
      <text:p text:style-name="P1">[/ScID]</text:p>
      <text:p text:style-name="P1">[/ChID]</text:p>
      <text:p text:style-name="P1">[ChID:7]</text:p>
      <text:h text:style-name="Heading_20_2" text:outline-level="2">7</text:h>
      <text:p text:style-name="P4">[ScID:15]</text:p>
      <text:p text:style-name="P1"><text:soft-page-break/>[/ScID]</text:p>
      <text:p text:style-name="P1">[/ChID]</text:p>
      <text:p text:style-name="P1">[ChID:8]</text:p>
      <text:h text:style-name="Heading_20_2" text:outline-level="2">8</text:h>
      <text:p text:style-name="P4">[ScID:17]</text:p>
      <text:p text:style-name="P1">[/ScID]</text:p>
      <text:p text:style-name="P1">[/ChID]</text:p>
      <text:p text:style-name="P1">[ChID:9]</text:p>
      <text:h text:style-name="Heading_20_2" text:outline-level="2">9</text:h>
      <text:p text:style-name="P4">[ScID:19]</text:p>
      <text:p text:style-name="P1">[/ScID]</text:p>
      <text:p text:style-name="P1">[/ChID]</text:p>
      <text:p text:style-name="P1">[ChID:10]</text:p>
      <text:h text:style-name="Heading_20_2" text:outline-level="2">10</text:h>
      <text:p text:style-name="P4">[ScID:22]</text:p>
      <text:p text:style-name="P1">[/ScID]</text:p>
      <text:p text:style-name="P1">[/ChID]</text:p>
      <text:p text:style-name="P1">[ChID:11]</text:p>
      <text:h text:style-name="Heading_20_2" text:outline-level="2">11</text:h>
      <text:p text:style-name="P4">[ScID:25]</text:p>
      <text:p text:style-name="P1"><text:soft-page-break/>[/ScID]</text:p>
      <text:p text:style-name="P1">[ScID:27]</text:p>
      <text:p text:style-name="P1">[/ScID]</text:p>
      <text:p text:style-name="P1">[/ChID]</text:p>
      <text:p text:style-name="P1">[ChID:12]</text:p>
      <text:h text:style-name="Heading_20_2" text:outline-level="2">12</text:h>
      <text:p text:style-name="P4">[ScID:29]</text:p>
      <text:p text:style-name="P1">[/ScID]</text:p>
      <text:p text:style-name="P1">[ScID:31]</text:p>
      <text:p text:style-name="P1">[/ScID]</text:p>
      <text:p text:style-name="P1">[/ChID]</text:p>
      <text:p text:style-name="P1">[ChID:13]</text:p>
      <text:h text:style-name="Heading_20_2" text:outline-level="2">13</text:h>
      <text:p text:style-name="P4">[ScID:34]</text:p>
      <text:p text:style-name="P1">[/ScID]</text:p>
      <text:p text:style-name="P1">[/ChID]</text:p>
      <text:p text:style-name="P1">[ChID:14]</text:p>
      <text:h text:style-name="Heading_20_2" text:outline-level="2">14</text:h>
      <text:p text:style-name="P4">[/ChID]</text:p>
      <text:p text:style-name="P1">[ChID:15]</text:p>
      <text:h text:style-name="Heading_20_2" text:outline-level="2"><text:soft-page-break/>15</text:h>
      <text:p text:style-name="P4">[ScID:38]</text:p>
      <text:p text:style-name="P1">[/ScID]</text:p>
      <text:p text:style-name="P1">[ScID:40]</text:p>
      <text:p text:style-name="P1">[/ScID]</text:p>
      <text:p text:style-name="P1">[/ChID]</text:p>
      <text:p text:style-name="P1">[ChID:16]</text:p>
      <text:h text:style-name="Heading_20_2" text:outline-level="2">16</text:h>
      <text:p text:style-name="P4">[ScID:43]</text:p>
      <text:p text:style-name="P1">[/ScID]</text:p>
      <text:p text:style-name="P1">[ScID:45]</text:p>
      <text:p text:style-name="P1">[/ScID]</text:p>
      <text:p text:style-name="P1">[/ChID]</text:p>
      <text:p text:style-name="P1">[ChID:17]</text:p>
      <text:h text:style-name="Heading_20_2" text:outline-level="2">17</text:h>
      <text:p text:style-name="P4">[ScID:47]</text:p>
      <text:p text:style-name="P1">[/ScID]</text:p>
      <text:p text:style-name="P1">[ScID:49]</text:p>
      <text:p text:style-name="P1">[/ScID]</text:p>
      <text:p text:style-name="P1">[/ChID]</text:p>
      <text:p text:style-name="P1">[ChID:35]</text:p>
      <text:h text:style-name="Heading_20_1" text:outline-level="1"><text:soft-page-break/>Part 2</text:h>
      <text:p text:style-name="P4">[/ChID]</text:p>
      <text:p text:style-name="P1">[ChID:18]</text:p>
      <text:h text:style-name="Heading_20_2" text:outline-level="2">18</text:h>
      <text:p text:style-name="P4">[ScID:51]</text:p>
      <text:p text:style-name="P1">[/ScID]</text:p>
      <text:p text:style-name="P1">[ScID:53]</text:p>
      <text:p text:style-name="P1">[/ScID]</text:p>
      <text:p text:style-name="P1">[/ChID]</text:p>
      <text:p text:style-name="P1">[ChID:19]</text:p>
      <text:h text:style-name="Heading_20_2" text:outline-level="2">19</text:h>
      <text:p text:style-name="P4">[ScID:55]</text:p>
      <text:p text:style-name="P1">[/ScID]</text:p>
      <text:p text:style-name="P1">[ScID:57]</text:p>
      <text:p text:style-name="P1">[/ScID]</text:p>
      <text:p text:style-name="P1">[/ChID]</text:p>
      <text:p text:style-name="P1">[ChID:20]</text:p>
      <text:h text:style-name="Heading_20_2" text:outline-level="2">20</text:h>
      <text:p text:style-name="P4">[ScID:60]</text:p>
      <text:p text:style-name="P1">[/ScID]</text:p>
      <text:p text:style-name="P1">[ScID:62]</text:p>
      <text:p text:style-name="P1"><text:soft-page-break/>[/ScID]</text:p>
      <text:p text:style-name="P1">[ScID:64]</text:p>
      <text:p text:style-name="P1">[/ScID]</text:p>
      <text:p text:style-name="P1">[/ChID]</text:p>
      <text:p text:style-name="P1">[ChID:21]</text:p>
      <text:h text:style-name="Heading_20_2" text:outline-level="2">21</text:h>
      <text:p text:style-name="P4">[ScID:66]</text:p>
      <text:p text:style-name="P1">[/ScID]</text:p>
      <text:p text:style-name="P1">[ScID:68]</text:p>
      <text:p text:style-name="P1">[/ScID]</text:p>
      <text:p text:style-name="P1">[/ChID]</text:p>
      <text:p text:style-name="P1">[ChID:22]</text:p>
      <text:h text:style-name="Heading_20_2" text:outline-level="2">22</text:h>
      <text:p text:style-name="P4">[ScID:71]</text:p>
      <text:p text:style-name="P1">[/ScID]</text:p>
      <text:p text:style-name="P1">[/ChID]</text:p>
      <text:p text:style-name="P1">[ChID:23]</text:p>
      <text:h text:style-name="Heading_20_2" text:outline-level="2">23</text:h>
      <text:p text:style-name="P4">[ScID:74]</text:p>
      <text:p text:style-name="P1">[/ScID]</text:p>
      <text:p text:style-name="P1">[/ChID]</text:p>
      <text:p text:style-name="P1">[ChID:24]</text:p>
      <text:h text:style-name="Heading_20_2" text:outline-level="2"><text:soft-page-break/>24</text:h>
      <text:p text:style-name="P4">[ScID:77]</text:p>
      <text:p text:style-name="P1">[/ScID]</text:p>
      <text:p text:style-name="P1">[ScID:79]</text:p>
      <text:p text:style-name="P1">[/ScID]</text:p>
      <text:p text:style-name="P1">[ScID:81]</text:p>
      <text:p text:style-name="P1">[/ScID]</text:p>
      <text:p text:style-name="P1">[/ChID]</text:p>
      <text:p text:style-name="P1">[ChID:25]</text:p>
      <text:h text:style-name="Heading_20_2" text:outline-level="2">25</text:h>
      <text:p text:style-name="P4">[ScID:84]</text:p>
      <text:p text:style-name="P1">[/ScID]</text:p>
      <text:p text:style-name="P1">[ScID:86]</text:p>
      <text:p text:style-name="P1">[/ScID]</text:p>
      <text:p text:style-name="P1">[/ChID]</text:p>
      <text:p text:style-name="P1">[ChID:26]</text:p>
      <text:h text:style-name="Heading_20_2" text:outline-level="2">26</text:h>
      <text:p text:style-name="P4">[ScID:89]</text:p>
      <text:p text:style-name="P1">[/ScID]</text:p>
      <text:p text:style-name="P1">[/ChID]</text:p>
      <text:p text:style-name="P1">[ChID:27]</text:p>
      <text:h text:style-name="Heading_20_2" text:outline-level="2"><text:soft-page-break/>27</text:h>
      <text:p text:style-name="P4">[ScID:92]</text:p>
      <text:p text:style-name="P1">[/ScID]</text:p>
      <text:p text:style-name="P1">[ScID:94]</text:p>
      <text:p text:style-name="P1">[/ScID]</text:p>
      <text:p text:style-name="P1">[/ChID]</text:p>
      <text:p text:style-name="P1">[ChID:28]</text:p>
      <text:h text:style-name="Heading_20_2" text:outline-level="2">28</text:h>
      <text:p text:style-name="P4">[ScID:96]</text:p>
      <text:p text:style-name="P1">[/ScID]</text:p>
      <text:p text:style-name="P1">[ScID:98]</text:p>
      <text:p text:style-name="P1">[/ScID]</text:p>
      <text:p text:style-name="P1">[/ChID]</text:p>
      <text:p text:style-name="P1">[ChID:29]</text:p>
      <text:h text:style-name="Heading_20_2" text:outline-level="2">29</text:h>
      <text:p text:style-name="P4">[ScID:101]</text:p>
      <text:p text:style-name="P1">[/ScID]</text:p>
      <text:p text:style-name="P1">[ScID:103]</text:p>
      <text:p text:style-name="P1">[/ScID]</text:p>
      <text:p text:style-name="P1">[ScID:105]</text:p>
      <text:p text:style-name="P1">[/ScID]</text:p>
      <text:p text:style-name="P1">[/ChID]</text:p>
      <text:p text:style-name="P1">[ChID:30]</text:p>
      <text:h text:style-name="Heading_20_2" text:outline-level="2"><text:soft-page-break/>30</text:h>
      <text:p text:style-name="P4">[ScID:108]</text:p>
      <text:p text:style-name="P1">[/ScID]</text:p>
      <text:p text:style-name="P1">[ScID:110]</text:p>
      <text:p text:style-name="P1">[/ScID]</text:p>
      <text:p text:style-name="P1">[ScID:112]</text:p>
      <text:p text:style-name="P1">[/ScID]</text:p>
      <text:p text:style-name="P1">[/ChID]</text:p>
      <text:p text:style-name="P1">[ChID:31]</text:p>
      <text:h text:style-name="Heading_20_2" text:outline-level="2">31</text:h>
      <text:p text:style-name="P4">[ScID:114]</text:p>
      <text:p text:style-name="P1">[/ScID]</text:p>
      <text:p text:style-name="P1">[ScID:116]</text:p>
      <text:p text:style-name="P1">[/ScID]</text:p>
      <text:p text:style-name="P1">[/ChID]</text:p>
      <text:p text:style-name="P1">[ChID:32]</text:p>
      <text:h text:style-name="Heading_20_2" text:outline-level="2">32</text:h>
      <text:p text:style-name="P4">[ScID:119]</text:p>
      <text:p text:style-name="P1">[/ScID]</text:p>
      <text:p text:style-name="P1">[/ChID]</text:p>
      <text:p text:style-name="P2">[ChID:36 (Unused)]</text:p>
      <text:h text:style-name="Heading_20_2" text:outline-level="2"><text:soft-page-break/>33</text:h>
      <text:p text:style-name="P4">[ScID:121]</text:p>
      <text:p text:style-name="Text_20_body">This text is not funny.</text:p>
      <text:p text:style-name="P1">[/ScID]</text:p>
      <text:p text:style-name="P2">[/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umberland" svg:font-family="Cumberland" style:font-family-generic="modern" style:font-pitch="fixed"/>
    <style:font-face style:name="Courier New2"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margin-top="0cm" fo:margin-bottom="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paragraph" style:display-name="First paragraph" style:family="paragraph" style:parent-style-name="Standard" style:next-style-name="Text_20_body" style:class="text"/>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100%" fo:margin-left="0cm" fo:margin-right="0cm" fo:margin-top="6.001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letter-spacing="0.106cm" fo:font-weight="normal" style:letter-kerning="false"/>
    </style:style>
    <style:style style:name="Subtitle" style:family="paragraph" style:parent-style-name="Title" style:class="chapter" style:master-page-name="">
      <style:paragraph-properties fo:margin-top="0cm" fo:margin-bottom="0cm" style:page-number="auto"/>
      <style:text-properties fo:font-variant="normal" fo:text-transform="none" fo:letter-spacing="normal" fo:font-style="italic" fo:font-weight="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Autor" style:family="paragraph" style:parent-style-name="Title" style:next-style-name="Title" style:class="chapter" style:master-page-name="">
      <style:paragraph-properties fo:margin-top="0cm" fo:margin-bottom="0cm" style:page-number="auto"/>
      <style:text-properties fo:font-variant="normal" fo:text-transform="none" fo:letter-spacing="normal" fo:font-style="normal" fo:font-weight="normal"/>
    </style:style>
    <style:style style:name="Source_5f_Text" style:display-name="Source_Text" style:family="text">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2"/>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20-01-30T14:49:00</meta:creation-date>
    <dc:date>2020-01-30T15:53:57.11</dc:date>
    <meta:editing-duration>PT1M46S</meta:editing-duration>
    <meta:editing-cycles>1</meta:editing-cycles>
    <meta:document-statistic meta:table-count="0" meta:image-count="0" meta:object-count="0" meta:page-count="17" meta:paragraph-count="301" meta:word-count="1506" meta:character-count="8902"/>
  </office:meta>
</office:document-meta>
</file>